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59.917906212467" calcext:value-type="float">
            <text:p>659.917906212467</text:p>
          </table:table-cell>
          <table:table-cell/>
        </table:table-row>
        <table:table-row table:style-name="ro1">
          <table:table-cell office:value-type="float" office:value="659.787284579452" calcext:value-type="float">
            <text:p>659.787284579452</text:p>
          </table:table-cell>
          <table:table-cell/>
        </table:table-row>
        <table:table-row table:style-name="ro1">
          <table:table-cell office:value-type="float" office:value="659.991948098233" calcext:value-type="float">
            <text:p>659.991948098233</text:p>
          </table:table-cell>
          <table:table-cell/>
        </table:table-row>
        <table:table-row table:style-name="ro1">
          <table:table-cell office:value-type="float" office:value="658.891744086447" calcext:value-type="float">
            <text:p>658.891744086447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659.274007462982" calcext:value-type="float">
            <text:p>659.274007462982</text:p>
          </table:table-cell>
          <table:table-cell/>
        </table:table-row>
        <table:table-row table:style-name="ro1">
          <table:table-cell office:value-type="float" office:value="657.912050317114" calcext:value-type="float">
            <text:p>657.912050317114</text:p>
          </table:table-cell>
          <table:table-cell/>
        </table:table-row>
        <table:table-row table:style-name="ro1">
          <table:table-cell office:value-type="float" office:value="658.015950306635" calcext:value-type="float">
            <text:p>658.015950306635</text:p>
          </table:table-cell>
          <table:table-cell/>
        </table:table-row>
        <table:table-row table:style-name="ro1">
          <table:table-cell office:value-type="float" office:value="658.288843978961" calcext:value-type="float">
            <text:p>658.288843978961</text:p>
          </table:table-cell>
          <table:table-cell/>
        </table:table-row>
        <table:table-row table:style-name="ro1">
          <table:table-cell office:value-type="float" office:value="657.951008967872" calcext:value-type="float">
            <text:p>657.951008967872</text:p>
          </table:table-cell>
          <table:table-cell/>
        </table:table-row>
        <table:table-row table:style-name="ro1">
          <table:table-cell office:value-type="float" office:value="657.83847434101" calcext:value-type="float">
            <text:p>657.83847434101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formula="of:=AVERAGE([.A1:.A20])" office:value-type="float" office:value="658.786921835117" calcext:value-type="float">
            <text:p>658.7869218351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14:36.466667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02T06:22:31.205750629</dc:date>
    <dc:creator>Davide Ancona</dc:creator>
    <meta:editing-duration>PT21M6S</meta:editing-duration>
    <meta:editing-cycles>6</meta:editing-cycles>
    <meta:generator>LibreOffice/5.3.7.2.0$Linux_X86_64 LibreOffice_project/30$Build-2</meta:generator>
    <meta:document-statistic meta:table-count="1" meta:cell-count="13" meta:object-count="0"/>
  </office:meta>
</office:document-meta>
</file>